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7.5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9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7.969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9.941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29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0066"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New_De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devis</text:p>
          </table:table-cell>
          <table:table-cell/>
          <table:table-cell office:value-type="string" calcext:value-type="string">
            <text:p>(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DV_Id_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/>
          <table:table-cell office:value-type="string" calcext:value-type="string">
            <text:p>utf8_unicode_ci</text:p>
          </table:table-cell>
          <table:table-cell office:value-type="string" calcext:value-type="string">
            <text:p>utf8_general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V_Createur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Date_De_Creation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URRENT_TIMESTAMP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Modificateur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Date_De_Modificatio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Id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V_Idcontact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V_DeviseCode</text:p>
          </table:table-cell>
          <table:table-cell/>
          <table:table-cell office:value-type="string" calcext:value-type="string">
            <text:p>Varchar(3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style-name="ce1" office:value-type="string" calcext:value-type="string">
            <text:p>ref CC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V_Sortir_Des_Elements_De_Recherch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Transforme_En_Contra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DV_Date_Du_Devis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Date_De_La_Prestation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Date_Ferme_De_La_Prestation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Travail_Sur_La_Date_De_Prestation</text:p>
          </table:table-cell>
          <table:table-cell/>
          <table:table-cell office:value-type="string" calcext:value-type="string">
            <text:p>int(8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Reveill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CodePostalPrestation</text:p>
          </table:table-cell>
          <table:table-cell/>
          <table:table-cell office:value-type="string" calcext:value-type="string">
            <text:p>varchar(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V_Lieu_De_La_Prest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Introduction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Montant_Des_Salair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Montant_Des_Cotisation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Montant_Des_Frai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Prix_Total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Statut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Statut_Du_Devis_Avant_Modific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Nom_Du_Fichi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Ajoute_A_Google_Agenda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DV_Id_Google_Agenda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V_Protection_De_La_Fiche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Notes_Sur_Le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V_Calcul_En_Cours_Oliv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table:style-name="ce1" office:value-type="string" calcext:value-type="string">
            <text:p>Quid de ces 3 noms 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V_Calcul_En_Cours_Pa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table:style-name="ce1" office:value-type="string" calcext:value-type="string">
            <text:p>Quid de ces 3 noms 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V_Calcul_En_Cours_Fabric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table:style-name="ce1" office:value-type="string" calcext:value-type="string">
            <text:p>Quid de ces 3 noms 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V_Date_Devis_Courri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utf8_unicode_ci;</text:p>
          </table:table-cell>
          <table:table-cell table:number-columns-repeated="7"/>
        </table:table-row>
      </table:table>
      <table:table table:name="New_detail_devis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detail_devis</text:p>
          </table:table-cell>
          <table:table-cell/>
          <table:table-cell office:value-type="string" calcext:value-type="string">
            <text:p>(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DE_Iddetaildu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Id_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Id_Operateu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1'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E_Id_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Id_Contact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Simulation_Aux_Anciennes_Conditions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DE_Statut_Du_Devi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Devise_Code</text:p>
          </table:table-cell>
          <table:table-cell/>
          <table:table-cell office:value-type="string" calcext:value-type="string">
            <text:p>Varchar(3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office:value-type="string" calcext:value-type="string">
            <text:p>ref_codes CC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Bareme_Type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TypeDeFrais_Id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1',</text:p>
          </table:table-cell>
          <table:table-cell office:value-type="string" calcext:value-type="string">
            <text:p>REF_Codes : Personnel, Véhicule,Hotel,Train,Artiste, Loc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Code_postal_prestation</text:p>
          </table:table-cell>
          <table:table-cell/>
          <table:table-cell office:value-type="string" calcext:value-type="string">
            <text:p>Varchar(1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Frais_Fixe_Ou_Var</text:p>
          </table:table-cell>
          <table:table-cell/>
          <table:table-cell office:value-type="string" calcext:value-type="string">
            <text:p>Varchar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Fixe',</text:p>
          </table:table-cell>
          <table:table-cell office:value-type="string" calcext:value-type="string">
            <text:p>REF_Codes : Fixe, Variabl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DE_Frais_Fixe_Monta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Distance_UOM</text:p>
          </table:table-cell>
          <table:table-cell/>
          <table:table-cell office:value-type="string" calcext:value-type="string">
            <text:p>Varchar(1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kms',</text:p>
          </table:table-cell>
          <table:table-cell office:value-type="string" calcext:value-type="string">
            <text:p>miles aussi, ou heu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Distance_De_Lieu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Kms_De_Lieu_Nom</text:p>
          </table:table-cell>
          <table:table-cell/>
          <table:table-cell office:value-type="string" calcext:value-type="string">
            <text:p>varchar(25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`Maison`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Option_Frais_Perso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Frais_De_Dep_Group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Type_De_Vehicule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office:value-type="string" calcext:value-type="string">
            <text:p>REF_Codes : MarqueModèleCoû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Nb_De_Jours_De_Loc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Frais_De_Deplacements_Danseus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Part_Dinvestisseme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Frais_De_Fonctionneme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Frais_Supplementair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Deduction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A_Revers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Operateur_Id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2"/>
          <table:table-cell office:value-type="string" calcext:value-type="string">
            <text:p>REF table oper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Formule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Differenc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uivresY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Nb_De_Cuivre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DanseusesY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Nb_De_Danseuse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hanteur_SuppY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Chanteur_Supp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hanteuse_SuppY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Chanteuse_Supp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Nb_Delement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Option_Danseuses_Supp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Option_Cuivre_Supp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Propal_Formule_Live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Poste_Ligne_Id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Poste_Ligne_Descr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Poste_Monta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DDE_7E_Declare_En</text:p>
          </table:table-cell>
          <table:table-cell table:style-name="ce1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LLATE</text:p>
          </table:table-cell>
          <table:table-cell table:style-name="ce1" office:value-type="string" calcext:value-type="string">
            <text:p><text:s/>utf8_general_ci,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E_Declaration_A0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Declaration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Salaire_Ne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Frais_Professionnel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Reste_Au_Final_User_Id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Salaire_Brut_User_Id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Budget_Global_User_Id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Salaire_Net_Cuivr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Budget_Global_Cuivr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  <table:table-cell office:value-type="string" calcext:value-type="string">
            <text:p>devrait être reporté sur l'entête devi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E_Danseuse_Supp_Id</text:p>
          </table:table-cell>
          <table:table-cell/>
          <table:table-cell office:value-type="string" calcext:value-type="string">
            <text:p>int(10)</text:p>
          </table:table-cell>
          <table:table-cell table:number-columns-repeated="3"/>
          <table:table-cell office:value-type="string" calcext:value-type="string">
            <text:p>REF Us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E_Salaire_Net_Danseus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Budget_Global_Danseus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Frais_Danseuses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Budget_Total_Danseuses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  <table:table-cell office:value-type="string" calcext:value-type="string">
            <text:p>Différence avec DDE_Budget_Global_Danseuse_Supp ??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E_Cotisation_Guso_User_Id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Vignette_Urssaf_Du_User_Id</text:p>
          </table:table-cell>
          <table:table-cell/>
          <table:table-cell table:style-name="ce3"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E_Etiquette_Lieu_Du_Devi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Etiquette_Adresse_Oper_Id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Etiq_Adr_Oper_Bas_De_Page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Etiquette_Adresse_Client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Etiquette_Objet_Du_Devi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ivilite_Du_Client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omposition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Composition_Complete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Repertoire_Tous_Style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Fin_De_Devi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E_Indemnite_Conges_Spectacles</text:p>
          </table:table-cell>
          <table:table-cell/>
          <table:table-cell office:value-type="string" calcext:value-type="string">
            <text:p>varchar(1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 utf8_general_ci;</text:p>
          </table:table-cell>
          <table:table-cell table:number-columns-repeated="6"/>
        </table:table-row>
      </table:table>
      <table:table table:name="New_detail_devis_2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Ndetail_devis2</text:p>
          </table:table-cell>
          <table:table-cell/>
          <table:table-cell office:value-type="string" calcext:value-type="string">
            <text:p>(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DD2_Iddetail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DD2_Id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DD2_User_Id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DD2_User_Id_Nom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Option_Frais</text:p>
          </table:table-cell>
          <table:table-cell/>
          <table:table-cell office:value-type="string" calcext:value-type="string">
            <text:p>varchar(2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Distance_UOM</text:p>
          </table:table-cell>
          <table:table-cell/>
          <table:table-cell office:value-type="string" calcext:value-type="string">
            <text:p>Varchar(10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kms',</text:p>
          </table:table-cell>
          <table:table-cell office:value-type="string" calcext:value-type="string">
            <text:p>miles aussi, ou heu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D2_Distance_De_Lieu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Distance_De_Lieu_Nom</text:p>
          </table:table-cell>
          <table:table-cell/>
          <table:table-cell office:value-type="string" calcext:value-type="string">
            <text:p>varchar(25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`Maison`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Deplacements_Staff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Frais_Supplementaires_Sans_Charg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Titulaire_De_La_Licence_Dentrepreneur_De_Spectacle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<text:s/>utf8_general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A_Rajouter_Au_Devi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D2_Ttl_Ligne_Apres_Part_Ajoute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 utf8_general_ci;</text:p>
          </table:table-cell>
          <table:table-cell table:number-columns-repeated="6"/>
        </table:table-row>
      </table:table>
      <table:table table:name="detail_devis_2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detail_devis_2</text:p>
          </table:table-cell>
          <table:table-cell/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2_Iddetaildevis2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_Id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Option_Frais_Bruno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Kms_De_Poitier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Deplacements_De_Bruno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Option_Frais_Oliv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Kms_Du_Tallud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Deplacements_Doliv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Frais_Supplementaires_Sans_Charg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Titulaire_De_La_Licence_Dentrepreneur_De_Spectacle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A_Rajouter_Au_Devi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_Devis_Final_Apres_Part_A_Rajout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utf8_unicode_ci;</text:p>
          </table:table-cell>
          <table:table-cell table:number-columns-repeated="4"/>
        </table:table-row>
      </table:table>
      <table:table table:name="detail_devis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detail_devis</text:p>
          </table:table-cell>
          <table:table-cell/>
          <table:table-cell office:value-type="string" calcext:value-type="string">
            <text:p>(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_Iddetaildu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_Id_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Id_Operateu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1'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_Id_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Id_Contact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imulation_Aux_Anciennes_Condition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tatut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areme_Typ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depostalprest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Fix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De_Parthena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parthenaya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De_Parthenay_2E_Vehicule_A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Du_Man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lemansa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Option_Frais_Pa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Pat_A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Deplacement_Pa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Deplacements_Odysse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Type_De_Vehicul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Nb_De_Jours_De_Location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Location_2E_Vehicul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Deplacement_2E_Vehicul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Deplacements_Danseus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art_Dinvestisseme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e_Fonctionnemen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Supplementair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duction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A_Revers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Operateu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Adresseoperateurligne1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Adresseoperateurligne2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depostaloperateu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Villeoperateu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ormul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ifferenc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uivres</text:p>
          </table:table-cell>
          <table:table-cell/>
          <table:table-cell office:value-type="string" calcext:value-type="string">
            <text:p>tinyint(1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Nb_De_Cuivre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anseuses</text:p>
          </table:table-cell>
          <table:table-cell/>
          <table:table-cell office:value-type="string" calcext:value-type="string">
            <text:p>tinyint(1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Nb_De_Danseuse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hanteur_Supp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hanteuse_Supp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Nb_Delement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Option_Danseuses_Supp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Option_Cuivre_Supp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roposition_Formule_Live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2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3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4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5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6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7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7E_Declare_E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8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9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0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1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2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3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4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Poste_Du_15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Er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2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3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4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5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6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7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8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9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0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1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2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3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4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A_0_Pour_Le_15E_Elem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Er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2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3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4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5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6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7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8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9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0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1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2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3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4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Declaration_Du_15E_A_0_Deja_Calcul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Professionnels_Du_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Reste_Au_Final_Pat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Professionnels_Du_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Reste_Au_Final_Fabric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6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Professionnels_Du_6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Reste_Au_Final_Oliv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7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8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9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0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1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u_1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6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7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8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9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0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1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Brut_Du_1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6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7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8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9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0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1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u_1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Cuivr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Cuivr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Salaire_Net_Danseus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Global_Danseuse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Du_Mans_Danseuse_Supp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Kms_Du_Mans_Danseuse_Supp_Ar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rais_Danseuses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Budget_Total_Danseuses_Supp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Er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6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7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8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9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0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1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2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3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4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tisation_Guso_Du_15E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Vignette_Urssaf_Du_1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2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3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4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5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6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7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8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9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0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1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2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3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4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Vignette_Urssaf_Du_15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mb4_unicode_ci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_Etiquette_Lieu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Etiquetteadresop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Etiquadreopebasdepag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Etiquetteadressecli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Etiquetteobjetdu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ivilite_Du_Clien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ivilitetransforme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Voicilacomposi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Compositioncomplet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Repertoiretousstyle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Finde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_Indemnite_Conges_Spectacle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utf8_unicode_ci;</text:p>
          </table:table-cell>
          <table:table-cell table:number-columns-repeated="6"/>
        </table:table-row>
      </table:table>
      <table:table table:name="Devis" table:style-name="ta1"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TABLE</text:p>
          </table:table-cell>
          <table:table-cell/>
          <table:table-cell table:style-name="ce1" office:value-type="string" calcext:value-type="string">
            <text:p>devis</text:p>
          </table:table-cell>
          <table:table-cell/>
          <table:table-cell office:value-type="string" calcext:value-type="string">
            <text:p>(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V_Iddevis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V_Createu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ate_De_Creation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URRENT_TIMESTAMP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Modificateu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ate_De_Modificatio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Id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V_Idcontactclient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V_Sortir_Des_Elements_De_Recherch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Transforme_En_Contra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atedudevis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atedelaprest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ate_Ferme_De_La_Prestatio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Travail_Sur_La_Date_De_Prestation</text:p>
          </table:table-cell>
          <table:table-cell/>
          <table:table-cell office:value-type="string" calcext:value-type="string">
            <text:p>int(8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Reveill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CodePostalPrestation</text:p>
          </table:table-cell>
          <table:table-cell/>
          <table:table-cell office:value-type="string" calcext:value-type="string">
            <text:p>varchar(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_Lieudelaprest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Introduction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Montantdessalaire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Montantdescotisation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Montantdesfrais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Prixtotal</text:p>
          </table:table-cell>
          <table:table-cell/>
          <table:table-cell office:value-type="string" calcext:value-type="string">
            <text:p>decimal(10,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Statut_Du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Statut_Du_Devis_Avant_Modification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Nom_Du_Fichi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Ajoute_A_Google_Agenda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Id_Google_Agenda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V_Protection_De_La_Fiche</text:p>
          </table:table-cell>
          <table:table-cell/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Notes_Sur_Le_Devis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Calcul_En_Cours_Oliv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Calcul_En_Cours_Pat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Calcul_En_Cours_Fabric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unicode_ci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V_Devis_Envoye_Par_Courri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GINE=InnoD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HARSET=utf8</text:p>
          </table:table-cell>
          <table:table-cell office:value-type="string" calcext:value-type="string">
            <text:p>COLLATE=utf8_unicode_ci;</text:p>
          </table:table-cell>
          <table:table-cell table:number-columns-repeated="5"/>
        </table:table-row>
      </table:table>
      <table:table table:name="Tests_FK" table:style-name="ta1">
        <table:table-column table:style-name="co13" table:default-cell-style-name="Default"/>
        <table:table-row table:style-name="ro1">
          <table:table-cell office:value-type="string" calcext:value-type="string">
            <text:p>ALTER TABLE `devis` ADD CONSTRAINT `DELCascDevDet` FOREIGN KEY (`DV_Iddevis`) REFERENCES `detail_devis`(`DE_Id_Devis`) ON DELETE CASCADE ON UPDATE RESTRIC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0:18:08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2:49:54.612000000</meta:creation-date>
    <dc:date>2017-07-13T00:45:32.289000000</dc:date>
    <meta:editing-duration>PT1H49M44S</meta:editing-duration>
    <meta:editing-cycles>36</meta:editing-cycles>
    <meta:generator>LibreOffice/4.3.2.2$Windows_x86 LibreOffice_project/edfb5295ba211bd31ad47d0bad0118690f76407d</meta:generator>
    <meta:document-statistic meta:table-count="7" meta:cell-count="1576" meta:object-count="0"/>
  </office:meta>
</office:document-meta>
</file>